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0134in"/>
    </style:style>
    <style:style style:name="co4" style:family="table-column">
      <style:table-column-properties fo:break-before="auto" style:column-width="1.6736in"/>
    </style:style>
    <style:style style:name="co5" style:family="table-column">
      <style:table-column-properties fo:break-before="auto" style:column-width="2.0925in"/>
    </style:style>
    <style:style style:name="co6" style:family="table-column">
      <style:table-column-properties fo:break-before="auto" style:column-width="1.708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1_20__28_2_29_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style:style style:name="ce1" style:family="table-cell" style:parent-style-name="Default" style:data-style-name="N152">
      <style:table-cell-properties style:rotation-align="none"/>
    </style:style>
    <style:style style:name="ce2" style:family="table-cell" style:parent-style-name="Default" style:data-style-name="N15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MARR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-A</text:p>
          </table:table-cell>
          <table:table-cell office:value-type="string" calcext:value-type="string">
            <text:p>D-B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0" calcext:value-type="float">
            <text:p>-190</text:p>
          </table:table-cell>
          <table:table-cell office:value-type="float" office:value="-200" calcext:value-type="float">
            <text:p>-200</text:p>
          </table:table-cell>
          <table:table-cell office:value-type="float" office:value="-275" calcext:value-type="float">
            <text:p>-275</text:p>
          </table:table-cell>
          <table:table-cell office:value-type="float" office:value="-350" calcext:value-type="float">
            <text:p>-350</text:p>
          </table:table-cell>
          <table:table-cell table:formula="of:=[.D4]-[.C4]" office:value-type="float" office:value="-75" calcext:value-type="float">
            <text:p>-75</text:p>
          </table:table-cell>
          <table:table-cell table:formula="of:=D-B" office:value-type="float" office:value="-75" calcext:value-type="float">
            <text:p>-75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5]-[.C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6]-[.C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7]-[.C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8]-[.C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9]-[.C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0]-[.C1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1]-[.C1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2]-[.C1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3]-[.C1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4]-[.C1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5]-[.C1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6]-[.C1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7]-[.C1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8]-[.C1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19]-[.C1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0]-[.C2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1]-[.C2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2]-[.C2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3]-[.C2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4]-[.C2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5]-[.C25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6]-[.C26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7]-[.C27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8]-[.C28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29]-[.C29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0]-[.C30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1]-[.C31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2]-[.C32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3]-[.C33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5" calcext:value-type="float">
            <text:p>19.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[.D34]-[.C34]" office:value-type="float" office:value="13" calcext:value-type="float">
            <text:p>13</text:p>
          </table:table-cell>
          <table:table-cell table:formula="of:=D-B"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table:formula="of:=IRR([.B4:.B34])" office:value-type="float" office:value="0.0960861097036743" calcext:value-type="float">
            <text:p>0.096086109703674300</text:p>
          </table:table-cell>
          <table:table-cell table:style-name="ce1" table:formula="of:=IRR([.C4:.C34])" office:value-type="float" office:value="0.104408922897878" calcext:value-type="float">
            <text:p>0.104408922897878000</text:p>
          </table:table-cell>
          <table:table-cell table:style-name="ce1" table:formula="of:=IRR([.D4:.D34])" office:value-type="float" office:value="0.123393171902328" calcext:value-type="float">
            <text:p>0.123393171902328000</text:p>
          </table:table-cell>
          <table:table-cell table:style-name="ce1" table:formula="of:=IRR([.E4:.E34])" office:value-type="float" office:value="0.115477758078829" calcext:value-type="float">
            <text:p>0.115477758078829000</text:p>
          </table:table-cell>
          <table:table-cell table:style-name="ce1" table:formula="of:=IRR([.F4:.F34])" office:value-type="float" office:value="0.17184472656524" calcext:value-type="float">
            <text:p>0.171844726565240000</text:p>
          </table:table-cell>
          <table:table-cell table:style-name="ce1" table:formula="of:=IRR(D-B)" office:value-type="float" office:value="0.0853320904992425" calcext:value-type="float">
            <text:p>0.085332090499242500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 not acceptabl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elect DN</text:p>
          </table:table-cell>
          <table:table-cell table:number-columns-repeated="16382"/>
        </table:table-row>
      </table:table>
      <table:table table:name="Sheet1 (2)" table:style-name="ta2">
        <table:table-column table:style-name="co3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MARR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-A</text:p>
          </table:table-cell>
          <table:table-cell office:value-type="string" calcext:value-type="string">
            <text:p>D-B</text:p>
          </table:table-cell>
          <table:table-cell table:number-columns-repeated="1637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340" calcext:value-type="float">
            <text:p>-340</text:p>
          </table:table-cell>
          <table:table-cell office:value-type="float" office:value="-500" calcext:value-type="float">
            <text:p>-500</text:p>
          </table:table-cell>
          <table:table-cell office:value-type="float" office:value="-570" calcext:value-type="float">
            <text:p>-570</text:p>
          </table:table-cell>
          <table:table-cell office:value-type="float" office:value="-620" calcext:value-type="float">
            <text:p>-620</text:p>
          </table:table-cell>
          <table:table-cell table:formula="of:=[.D4]-[.C4]" office:value-type="float" office:value="-70" calcext:value-type="float">
            <text:p>-70</text:p>
          </table:table-cell>
          <table:table-cell table:formula="of:=D-B" office:value-type="float" office:value="-50" calcext:value-type="float">
            <text:p>-50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5]-[.C5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6]-[.C6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7]-[.C7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8]-[.C8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0]" office:value-type="float" office:value="110" calcext:value-type="float">
            <text:p>110</text:p>
          </table:table-cell>
          <table:table-cell table:formula="of:=[.$C$20]" office:value-type="float" office:value="126" calcext:value-type="float">
            <text:p>126</text:p>
          </table:table-cell>
          <table:table-cell table:formula="of:=[.$D$20]" office:value-type="float" office:value="172" calcext:value-type="float">
            <text:p>172</text:p>
          </table:table-cell>
          <table:table-cell table:formula="of:=[.$E$20]" office:value-type="float" office:value="165" calcext:value-type="float">
            <text:p>165</text:p>
          </table:table-cell>
          <table:table-cell table:formula="of:=[.D9]-[.C9]" office:value-type="float" office:value="46" calcext:value-type="float">
            <text:p>46</text:p>
          </table:table-cell>
          <table:table-cell table:formula="of:=D-B" office:value-type="float" office:value="-7" calcext:value-type="float">
            <text:p>-7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table:formula="of:=IRR([.B4:.B9])" office:value-type="float" office:value="0.185168612853633" calcext:value-type="float">
            <text:p>0.185168612853633000</text:p>
          </table:table-cell>
          <table:table-cell table:style-name="ce1" table:formula="of:=IRR([.C4:.C9])" office:value-type="float" office:value="0.0823354228184323" calcext:value-type="float">
            <text:p>0.082335422818432300</text:p>
          </table:table-cell>
          <table:table-cell table:style-name="ce1" table:formula="of:=IRR([.D4:.D9])" office:value-type="float" office:value="0.154858423473486" calcext:value-type="float">
            <text:p>0.154858423473486000</text:p>
          </table:table-cell>
          <table:table-cell table:style-name="ce1" table:formula="of:=IRR([.E4:.E9])" office:value-type="float" office:value="0.103453734114382" calcext:value-type="float">
            <text:p>0.103453734114382000</text:p>
          </table:table-cell>
          <table:table-cell table:style-name="ce1" table:formula="of:=IRR([.F4:.F9])" office:value-type="float" office:value="0.593104815948579" calcext:value-type="float">
            <text:p>0.593104815948579000</text:p>
          </table:table-cell>
          <table:table-cell table:style-name="ce1" table:formula="of:=IRR(D-B)" office:value-type="string" office:string-value="" calcext:value-type="error">
            <text:p>#VALUE!</text:p>
          </table:table-cell>
          <table:table-cell table:style-name="ce1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1 is acceptable</text:p>
          </table:table-cell>
          <table:table-cell/>
          <table:table-cell office:value-type="string" calcext:value-type="string">
            <text:p>3 is accep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cost</text:p>
          </table:table-cell>
          <table:table-cell office:value-type="float" office:value="-70" calcext:value-type="float">
            <text:p>-70</text:p>
          </table:table-cell>
          <table:table-cell office:value-type="float" office:value="-64" calcext:value-type="float">
            <text:p>-64</text:p>
          </table:table-cell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saving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nual net</text:p>
          </table:table-cell>
          <table:table-cell table:formula="of:=SUM([.B18:.B19])" office:value-type="float" office:value="110" calcext:value-type="float">
            <text:p>110</text:p>
          </table:table-cell>
          <table:table-cell table:formula="of:=SUM([.C18:.C19])" office:value-type="float" office:value="126" calcext:value-type="float">
            <text:p>126</text:p>
          </table:table-cell>
          <table:table-cell table:formula="of:=SUM([.D18:.D19])" office:value-type="float" office:value="172" calcext:value-type="float">
            <text:p>172</text:p>
          </table:table-cell>
          <table:table-cell table:formula="of:=SUM([.E18:.E19])" office:value-type="float" office:value="165" calcext:value-type="float">
            <text:p>165</text:p>
          </table:table-cell>
          <table:table-cell table:number-columns-repeated="16379"/>
        </table:table-row>
        <table:named-expressions>
          <table:named-range table:name="B" table:base-cell-address="$Sheet1.$A$1" table:cell-range-address="$'Sheet1 (2)'.$D$4:.$D$9"/>
          <table:named-range table:name="D" table:base-cell-address="$Sheet1.$A$1" table:cell-range-address="$'Sheet1 (2)'.$E$4:.$E$9"/>
        </table:named-expressions>
      </table:table>
      <table:table table:name="Sheet5" table:style-name="ta3">
        <office:forms form:automatic-focus="false" form:apply-design-mode="false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636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otal</text:p>
          </table:table-cell>
          <table:table-cell table:number-columns-repeated="1636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SUM([.B4:.D4])" office:value-type="float" office:value="-6" calcext:value-type="float">
            <text:p>-6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SUM([.F4:.H4])" office:value-type="float" office:value="-7" calcext:value-type="float">
            <text:p>-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SUM([.J4:.L4])" office:value-type="float" office:value="-9" calcext:value-type="float">
            <text:p>-9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SUM([.N4:.P4])" office:value-type="float" office:value="-17" calcext:value-type="float">
            <text:p>-17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5:.D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5:.H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5:.L5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5:.P5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B6:.D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6:.H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6:.L6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6:.P6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SUM([.B7:.D7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7:.H7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7:.L7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7:.P7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8:.D8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7" calcext:value-type="float">
            <text:p>-7</text:p>
          </table:table-cell>
          <table:table-cell table:formula="of:=SUM([.F8:.H8])" office:value-type="float" office:value="-3.8" calcext:value-type="float">
            <text:p>-3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8:.L8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8:.P8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9:.D9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9:.H9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9:.L9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9:.P9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10:.D10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0:.H10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-9" calcext:value-type="float">
            <text:p>-9</text:p>
          </table:table-cell>
          <table:table-cell table:formula="of:=SUM([.J10:.L10])" office:value-type="float" office:value="-5.7" calcext:value-type="float">
            <text:p>-5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0:.P10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1:.D11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1:.H1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1:.L11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1:.P11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2:.D12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-7" calcext:value-type="float">
            <text:p>-7</text:p>
          </table:table-cell>
          <table:table-cell table:formula="of:=SUM([.F12:.H12])" office:value-type="float" office:value="-3.8" calcext:value-type="float">
            <text:p>-3.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2:.L12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2:.P12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13:.D13])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3:.H1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3:.L13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3:.P13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4:.D14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4:.H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4:.L14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4:.P14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5:.D1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F15:.H1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J15:.L15])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N15:.P15])" office:value-type="float" office:value="3.5" calcext:value-type="float">
            <text:p>3.5</text:p>
          </table:table-cell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6:.D1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F16:.H16])"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J16:.L16])" office:value-type="float" office:value="3.3" calcext:value-type="float">
            <text:p>3.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N16:.P16])" office:value-type="float" office:value="4.5" calcext:value-type="float">
            <text:p>4.5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2" table:number-columns-repeated="4"/>
          <table:table-cell table:style-name="ce2" table:formula="of:=IRR([.E4:.E16])" office:value-type="float" office:value="4.44089209850063E-016" calcext:value-type="float">
            <text:p>0.00000000000000044</text:p>
          </table:table-cell>
          <table:table-cell table:style-name="ce2" table:number-columns-repeated="3"/>
          <table:table-cell table:style-name="ce2" table:formula="of:=IRR([.I4:.I16])" office:value-type="float" office:value="0.263211297566637" calcext:value-type="float">
            <text:p>0.26321129756663700</text:p>
          </table:table-cell>
          <table:table-cell table:style-name="ce2" table:number-columns-repeated="3"/>
          <table:table-cell table:style-name="ce2" table:formula="of:=IRR([.M4:.M16])" office:value-type="float" office:value="0.246778610592218" calcext:value-type="float">
            <text:p>0.24677861059221800</text:p>
          </table:table-cell>
          <table:table-cell table:style-name="ce2" table:number-columns-repeated="3"/>
          <table:table-cell table:style-name="ce2" table:formula="of:=IRR([.Q4:.Q16])" office:value-type="float" office:value="0.178723379103823" calcext:value-type="float">
            <text:p>0.17872337910382300</text:p>
          </table:table-cell>
          <table:table-cell table:style-name="ce2"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I need to ask for help on this.</text:p>
          </table:table-cell>
          <table:table-cell table:number-columns-repeated="16379"/>
        </table:table-row>
      </table:table>
      <table:named-expressions>
        <table:named-range table:name="B" table:base-cell-address="$Sheet1.$A$1" table:cell-range-address="$Sheet1.$D$4:.$D$34"/>
        <table:named-range table:name="D" table:base-cell-address="$Sheet1.$A$1" table:cell-range-address="$Sheet1.$E$4:.$E$3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8" number:min-decimal-places="18" number:min-integer-digits="1"/>
    </number:number-style>
    <number:number-style style:name="N153">
      <number:number number:decimal-places="17" number:min-decimal-places="1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_20__28_2_29_" style:display-name="PageStyle_Sheet1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eter Burbery</meta:initial-creator>
    <meta:creation-date>2024-10-01T13:23:02</meta:creation-date>
    <dc:date>2024-10-01T12:28:51.038000000</dc:date>
    <meta:generator>LibreOffice/24.8.1.2$Windows_X86_64 LibreOffice_project/87fa9aec1a63e70835390b81c40bb8993f1d4ff6</meta:generator>
    <meta:editing-duration>PT1H35M8S</meta:editing-duration>
    <meta:editing-cycles>1</meta:editing-cycles>
    <meta:document-statistic meta:table-count="3" meta:cell-count="464" meta:object-count="0"/>
    <meta:user-defined meta:name="AppVersion">16.0300</meta:user-defined>
  </office:meta>
</office:document-meta>
</file>